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fo:font-style="normal" officeooo:rsid="035afbff" style:font-style-asian="normal" style:font-style-complex="normal"/>
    </style:style>
    <style:style style:name="T31" style:family="text">
      <style:text-properties fo:font-style="normal" officeooo:rsid="035c1698" style:font-style-asian="normal" style:font-style-complex="normal"/>
    </style:style>
    <style:style style:name="T32" style:family="text">
      <style:text-properties fo:font-style="normal" officeooo:rsid="035d3336" style:font-style-asian="normal" style:font-style-complex="normal"/>
    </style:style>
    <style:style style:name="T33" style:family="text">
      <style:text-properties fo:font-style="normal" officeooo:rsid="035f2232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836784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3d18e5"/>
    </style:style>
    <style:style style:name="T43" style:family="text">
      <style:text-properties officeooo:rsid="02867bcd"/>
    </style:style>
    <style:style style:name="T44" style:family="text">
      <style:text-properties officeooo:rsid="0063a409"/>
    </style:style>
    <style:style style:name="T45" style:family="text">
      <style:text-properties style:font-name="EB Garamond 12 All SC" fo:font-style="normal" officeooo:rsid="032f4d78" style:font-style-asian="normal" style:font-style-complex="normal"/>
    </style:style>
    <style:style style:name="T46" style:family="text">
      <style:text-properties style:font-name="EB Garamond 12 All SC" fo:font-style="normal" officeooo:rsid="033d7c9b" style:font-style-asian="normal" style:font-style-complex="normal"/>
    </style:style>
    <style:style style:name="T47" style:family="text">
      <style:text-properties style:font-name="EB Garamond 12 All SC" fo:font-style="normal" officeooo:rsid="033e9fb4" style:font-style-asian="normal" style:font-style-complex="normal"/>
    </style:style>
    <style:style style:name="T48" style:family="text">
      <style:text-properties officeooo:rsid="0340943a"/>
    </style:style>
    <style:style style:name="T49" style:family="text">
      <style:text-properties officeooo:rsid="0342108c"/>
    </style:style>
    <style:style style:name="T50" style:family="text">
      <style:text-properties officeooo:rsid="03430102"/>
    </style:style>
    <style:style style:name="T51" style:family="text">
      <style:text-properties officeooo:rsid="03432058"/>
    </style:style>
    <style:style style:name="T52" style:family="text">
      <style:text-properties officeooo:rsid="0344d082"/>
    </style:style>
    <style:style style:name="T53" style:family="text">
      <style:text-properties officeooo:rsid="034a2232"/>
    </style:style>
    <style:style style:name="T54" style:family="text">
      <style:text-properties officeooo:rsid="034f9051"/>
    </style:style>
    <style:style style:name="T55" style:family="text">
      <style:text-properties officeooo:rsid="0350d3c0"/>
    </style:style>
    <style:style style:name="T5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43">8</text:span></text:p>
      <text:p text:style-name="P26"/>
      <text:p text:style-name="P26"/>
      <text:p text:style-name="P22">© 201<text:span text:style-name="T43">8</text:span> by Wolfgang Skala. This edition is licensed under the<text:span text:style-name="T53"><text:line-break/></text:span>Creative Commons Attribution<text:span text:style-name="T36">-NonCommercial-ShareAlike</text:span> 4.0 International License.<text:span text:style-name="T53"><text:line-break/></text:span>To view a copy of this license, visit http://creativecommons.org/licenses/by<text:span text:style-name="T37">-nc-sa</text:span>/4.0/.</text:p>
      <text:p text:style-name="P21"/>
      <text:p text:style-name="P23">Music engraving by LilyPond 2.18.0 (http://www.lilypond.org).<text:span text:style-name="T35"><text:line-break/>Front matter</text:span> typeset with EB Garamond (http://www.georgduffner.at/ebgaramond).</text:p>
      <text:p text:style-name="P26"/>
      <text:p text:style-name="P20">First <text:span text:style-name="T39">version</text:span>, <text:span text:style-name="T48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4">9</text:span>-D-<text:span text:style-name="T54">3</text:span>).</text:p>
      <text:p text:style-name="P5"/>
      <text:p text:style-name="P7">In general, this edition closely follows the autograph. Any changes <text:span text:style-name="T3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42"> clno, clarino; Ms, manuscript; o</text:span>rg, basses and organ; <text:span text:style-name="T42">r, rest;</text:span> S,<text:span text:style-name="T55"> </text:span>soprano; T<text:span text:style-name="T38">, </text:span>tenor; <text:span text:style-name="T56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</text:span><text:span text:style-name="T32">9<text:tab/>timp<text:tab/>3rd quarter in Ms: G<text:line-break/></text:span><text:span text:style-name="T30">11<text:tab/>clno 2<text:tab/>6th eighth in Ms: d″8<text:line-break/></text:span><text:span text:style-name="T29">12<text:tab/>clno 1<text:tab/>1st quarter in Ms: a′4<text:line-break/></text:span><text:span text:style-name="T31">15<text:tab/>clno 2<text:tab/>3rd quarter in Ms: c″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33"><text:line-break/><text:line-break/>51<text:tab/>vl 2<text:tab/>4th eighth in Ms: a8<text:line-break/><text:line-break/><text:line-break/> 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5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6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7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pan text:style-name="T12"><text:line-break/></text:span><text:soft-page-break/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8">March</text:span><text:span text:style-name="T8"> 201</text:span><text:span text:style-name="T10">8</text:span><text:line-break/>Wolfgang Skala</text:p>
      <text:p text:style-name="P34"/>
      <text:p text:style-name="P31"><text:span text:style-name="T53"><text:line-break/></text:span>C O N T E N T S</text:p>
      <text:p text:style-name="P25"/>
      <text:p text:style-name="P24"/>
      <text:p text:style-name="P19"><text:span text:style-name="T49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50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1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51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52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9:45:24.229791623</dc:date>
    <dc:creator>Wolfgang Skala</dc:creator>
    <meta:editing-duration>P9DT6H14M52S</meta:editing-duration>
    <meta:editing-cycles>77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61" meta:character-count="2736" meta:non-whitespace-character-count="2232"/>
  </office:meta>
</office:document-meta>
</file>